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 style:list-style-name="L1">
      <style:text-properties style:font-name="Arial" fo:font-size="16pt" style:font-size-asian="16pt" style:font-size-complex="16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T1" style:family="text">
      <style:text-properties officeooo:rsid="001a91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ill <text:span text:style-name="T1">G</text:span>ates: Vivision Technology (and method) to fight hunger</text:p>
      <text:p text:style-name="P1">We are an international organization for charity startup, intending to spread arround the world with sustantibility. </text:p>
      <text:p text:style-name="P1">We intend to harvest money from wealthier countries, and also helping the insecure people needing social attendance in locals.</text:p>
      <text:p text:style-name="P1">We've heard that you have bought some big terrains, and maybe one is near people starving, that could be good for new cities builted with the future semi mobile houses of the Vivision project.</text:p>
      <text:p text:style-name="P3">This houses dont need sewer neither canalized water neither elitricity.</text:p>
      <text:list xml:id="list2938415793" text:style-name="L1">
        <text:list-item>
          <text:p text:style-name="P2">Dont need eletricity because they have solar panels eolic and batteries of 15kw.</text:p>
        </text:list-item>
        <text:list-item>
          <text:p text:style-name="P2">Dont need canalized water because it have a tank the all area of the roof with more than 10inch/254mm of height, from rain. Enough to widhstand 8 months of drought. <text:s/></text:p>
        </text:list-item>
        <text:list-item>
          <text:p text:style-name="P2">Dont need sewer because the semi mobile houses have a 1/3 of the area with a high performance greenhouse, with a robot harvesting 32 tunnels of various good nutritional food, fresh every day. <text:s/></text:p>
        </text:list-item>
      </text:list>
      <text:p text:style-name="P1">We've heard that you suppor a project of toilets that dont need sewer too, so for our future semi mobile houses, we are projecting the human fezes in adube for the high performance greenhouse attached in the house. <text:s/></text:p>
      <text:p text:style-name="P1">This will be the future cities that we will build. Each house have space for 4. A tipical family with two sons.</text:p>
      <text:p text:style-name="P1">Each semi mobile house will cost about 25 thousand dollars. Vivision intend <text:s/>to donate a big percentage of this value.</text:p>
      <text:p text:style-name="P1">if you can donate more than a terrain it will be very appreciated</text:p>
      <text:p text:style-name="P1">Further explaination is on https://vivision.org/wf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5T23:44:29.476000000</meta:creation-date>
    <dc:date>2022-02-06T02:25:51.055000000</dc:date>
    <meta:editing-duration>PT1H10M3S</meta:editing-duration>
    <meta:editing-cycles>1</meta:editing-cycles>
    <meta:document-statistic meta:table-count="0" meta:image-count="0" meta:object-count="0" meta:page-count="1" meta:paragraph-count="13" meta:word-count="265" meta:character-count="1569" meta:non-whitespace-character-count="1312"/>
    <meta:generator>LibreOffice/7.3.0.3$Windows_X86_64 LibreOffice_project/0f246aa12d0eee4a0f7adcefbf7c878fc2238db3</meta:generator>
  </office:meta>
</office:document-meta>
</file>